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60000009BE4110EEB.jpg"/>
  <manifest:file-entry manifest:media-type="image/jpeg" manifest:full-path="Pictures/1000000000000678000001558A1BB09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igns" svg:font-family="Sign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Header">
      <style:paragraph-properties fo:margin-left="-1.0634in" fo:margin-right="0in" fo:text-indent="0in" style:auto-text-indent="false"/>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style:snap-to-layout-grid="false"/>
      <style:text-properties fo:language="en" fo:country="US"/>
    </style:style>
    <style:style style:name="P5" style:family="paragraph" style:parent-style-name="Footer">
      <style:text-properties fo:color="#333399" style:font-name="Arial" fo:font-size="8pt" fo:language="en" fo:country="US" style:font-size-asian="8pt" style:font-name-complex="Arial"/>
    </style:style>
    <style:style style:name="P6" style:family="paragraph" style:parent-style-name="Footer">
      <style:paragraph-properties style:snap-to-layout-grid="false"/>
      <style:text-properties fo:color="#333399" style:font-name="Arial" fo:font-size="8pt" fo:language="en" fo:country="US" style:font-size-asian="8pt" style:font-name-complex="Arial"/>
    </style:style>
    <style:style style:name="P7" style:family="paragraph" style:parent-style-name="Footer">
      <style:paragraph-properties fo:text-align="end" style:justify-single-word="false" style:snap-to-layout-grid="false"/>
    </style:style>
    <style:style style:name="P8" style:family="paragraph" style:parent-style-name="Footer">
      <style:paragraph-properties style:snap-to-layout-grid="false"/>
      <style:text-properties fo:color="#808080" style:font-name="Arial" fo:font-size="8pt" fo:language="en" fo:country="US" style:font-size-asian="8pt" style:font-name-complex="Arial"/>
    </style:style>
    <style:style style:name="P9" style:family="paragraph" style:parent-style-name="Footer">
      <style:text-properties fo:font-size="8pt" fo:language="en" fo:country="US" style:font-size-asian="8pt"/>
    </style:style>
    <style:style style:name="P10" style:family="paragraph" style:parent-style-name="Header">
      <style:paragraph-properties fo:margin-left="-1.1028in" fo:margin-right="0in" fo:text-indent="0in" style:auto-text-indent="false"/>
      <style:text-properties fo:language="en" fo:country="US"/>
    </style:style>
    <style:style style:name="P11" style:family="paragraph" style:parent-style-name="Header">
      <style:paragraph-properties fo:margin-left="0.2189in" fo:margin-right="0in" fo:text-indent="0in" style:auto-text-indent="false"/>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paragraph-properties fo:text-align="center" style:justify-single-word="false"/>
      <style:text-properties style:font-name="Arial" fo:font-size="20pt" fo:language="en" fo:country="US" style:font-size-asian="20pt" style:font-size-complex="20pt"/>
    </style:style>
    <style:style style:name="P15" style:family="paragraph" style:parent-style-name="Standard">
      <style:paragraph-properties fo:text-align="center" style:justify-single-word="false"/>
      <style:text-properties style:font-name="Arial" fo:font-size="20pt" fo:language="en" fo:country="US" fo:font-weight="bold" style:font-name-asian="Courier New" style:font-size-asian="20pt" style:font-weight-asian="bold" style:font-name-complex="Courier New" style:font-size-complex="20pt" style:font-weight-complex="bold"/>
    </style:style>
    <style:style style:name="P16" style:family="paragraph" style:parent-style-name="Standard">
      <style:paragraph-properties fo:text-align="center" style:justify-single-word="false"/>
      <style:text-properties style:font-name="Arial" fo:font-size="32pt" fo:language="en" fo:country="US" style:font-size-asian="32pt" style:font-size-complex="32pt"/>
    </style:style>
    <style:style style:name="P17" style:family="paragraph" style:parent-style-name="Standard">
      <style:paragraph-properties fo:text-align="center" style:justify-single-word="false" style:text-autospace="none"/>
      <style:text-properties style:font-name="Arial" fo:font-size="24pt" fo:language="en" fo:country="US" fo:font-weight="bold" style:font-name-asian="Arial-BoldMT" style:font-size-asian="24pt" style:font-weight-asian="bold" style:font-name-complex="Arial-BoldMT" style:font-size-complex="24pt" style:font-weight-complex="bold"/>
    </style:style>
    <style:style style:name="P18" style:family="paragraph" style:parent-style-name="Standard">
      <style:paragraph-properties fo:text-align="center" style:justify-single-word="false"/>
      <style:text-properties style:font-name="Arial" fo:font-size="28pt" fo:language="en" fo:country="US" fo:font-weight="bold" style:font-name-asian="Courier New" style:font-size-asian="28pt" style:font-weight-asian="bold" style:font-name-complex="Courier New" style:font-size-complex="28pt" style:font-weight-complex="bold"/>
    </style:style>
    <style:style style:name="P19" style:family="paragraph" style:parent-style-name="Standard">
      <style:text-properties fo:color="#000000" style:font-name="Times New Roman" fo:font-size="12pt" fo:language="en" fo:country="US" fo:background-color="transparent" style:font-size-asian="12pt" style:font-size-complex="12pt"/>
    </style:style>
    <style:style style:name="P20" style:family="paragraph" style:parent-style-name="Standard">
      <style:paragraph-properties fo:text-align="justify" style:justify-single-word="false"/>
      <style:text-properties fo:color="#000000" style:font-name="Times New Roman" fo:font-size="12pt" fo:language="en" fo:country="US" fo:background-color="transparent" style:font-size-asian="12pt" style:font-size-complex="12pt"/>
    </style:style>
    <style:style style:name="P21" style:family="paragraph" style:parent-style-name="Standard">
      <style:paragraph-properties fo:text-align="justify" style:justify-single-word="false"/>
      <style:text-properties fo:color="#800000" style:font-name="Times New Roman" fo:font-size="12pt" fo:language="en" fo:country="US" fo:background-color="transparent" style:font-name-asian="Courier New" style:font-size-asian="12pt" style:font-name-complex="Courier New" style:font-size-complex="12pt"/>
    </style:style>
    <style:style style:name="P22" style:family="paragraph" style:parent-style-name="Überschrift_20_0">
      <style:paragraph-properties fo:text-align="center" style:justify-single-word="false"/>
      <style:text-properties style:font-name="Arial" fo:font-size="28pt" fo:language="en" fo:country="US" style:font-size-asian="28pt" style:font-size-complex="28pt"/>
    </style:style>
    <style:style style:name="P23" style:family="paragraph" style:parent-style-name="Überschrift_20_0">
      <style:paragraph-properties fo:text-align="center" style:justify-single-word="false"/>
      <style:text-properties style:font-name="Arial" fo:font-size="20pt" fo:language="en" fo:country="US" style:font-size-asian="20pt" style:font-size-complex="20pt"/>
    </style:style>
    <style:style style:name="P24" style:family="paragraph" style:parent-style-name="Überschrift_20_0">
      <style:paragraph-properties fo:text-align="center" style:justify-single-word="false"/>
      <style:text-properties fo:color="#000000" style:font-name="Arial" fo:font-size="28pt" fo:language="en" fo:country="US" fo:font-weight="bold" fo:background-color="transparent" style:font-name-asian="Courier New" style:font-size-asian="28pt" style:font-weight-asian="bold" style:font-name-complex="Courier New" style:font-size-complex="28pt" style:font-weight-complex="bold"/>
    </style:style>
    <style:style style:name="P25" style:family="paragraph" style:parent-style-name="Standard">
      <style:text-properties fo:language="en" fo:country="US"/>
    </style:style>
    <style:style style:name="P26" style:family="paragraph" style:parent-style-name="Standard" style:list-style-name="L1">
      <style:text-properties fo:language="en" fo:country="US"/>
    </style:style>
    <style:style style:name="P27" style:family="paragraph" style:parent-style-name="Standard">
      <style:paragraph-properties fo:text-align="justify" style:justify-single-word="false"/>
      <style:text-properties fo:language="en" fo:country="US"/>
    </style:style>
    <style:style style:name="P28" style:family="paragraph" style:parent-style-name="Standard">
      <style:paragraph-properties fo:text-align="center" style:justify-single-word="false"/>
      <style:text-properties fo:color="#000000" style:font-name="Arial" fo:font-size="20pt" fo:language="en" fo:country="US" fo:font-weight="bold" fo:background-color="transparent" style:font-name-asian="Courier New" style:font-size-asian="20pt" style:font-weight-asian="bold" style:font-name-complex="Courier New" style:font-size-complex="20pt" style:font-weight-complex="bold"/>
    </style:style>
    <style:style style:name="P29" style:family="paragraph" style:parent-style-name="Standard">
      <style:text-properties fo:color="#000000" style:font-name="Times New Roman" fo:font-size="12pt" fo:language="en" fo:country="US" fo:background-color="transparent" style:font-size-asian="12pt" style:font-size-complex="12pt"/>
    </style:style>
    <style:style style:name="P30" style:family="paragraph" style:parent-style-name="Standard">
      <style:paragraph-properties fo:text-align="justify" style:justify-single-word="false"/>
      <style:text-properties fo:color="#000000" style:font-name="Times New Roman" fo:font-size="12pt" fo:language="en" fo:country="US" fo:background-color="transparent" style:font-size-asian="12pt" style:font-size-complex="12pt"/>
    </style:style>
    <style:style style:name="P31" style:family="paragraph" style:parent-style-name="Standard">
      <style:paragraph-properties fo:text-align="justify" style:justify-single-word="false"/>
      <style:text-properties fo:color="#000000" style:font-name="Times New Roman" fo:font-size="12pt" fo:language="en" fo:country="US" fo:background-color="transparent" style:font-name-asian="Courier New" style:font-size-asian="12pt" style:font-name-complex="Courier New" style:font-size-complex="12pt"/>
    </style:style>
    <style:style style:name="P32" style:family="paragraph" style:parent-style-name="Heading_20_1">
      <style:paragraph-properties fo:margin-left="-0.4925in" fo:margin-right="0in" fo:text-indent="0in" style:auto-text-indent="false"/>
      <style:text-properties fo:language="en" fo:country="US"/>
    </style:style>
    <style:style style:name="P33" style:family="paragraph" style:parent-style-name="Heading_20_1">
      <style:paragraph-properties fo:break-before="page"/>
      <style:text-properties fo:language="en" fo:country="US"/>
    </style:style>
    <style:style style:name="P34" style:family="paragraph" style:parent-style-name="Überschrift_20_0" style:master-page-name="First_20_Page">
      <style:paragraph-properties fo:text-align="center" style:justify-single-word="false" style:page-number="auto"/>
      <style:text-properties style:font-name="Arial" fo:font-size="20pt" fo:language="en" fo:country="US" style:font-size-asian="20pt" style:font-size-complex="20pt"/>
    </style:style>
    <style:style style:name="P35" style:family="paragraph" style:parent-style-name="Preformatted_20_Text">
      <style:paragraph-properties fo:text-align="justify" style:justify-single-word="false"/>
      <style:text-properties fo:language="en" fo:country="U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language="en" fo:country="US"/>
    </style:style>
    <style:style style:name="T1" style:family="text">
      <style:text-properties style:font-name="Arial" fo:font-size="10pt" fo:language="en" fo:country="US" style:font-size-asian="10pt" style:font-name-complex="Arial"/>
    </style:style>
    <style:style style:name="T2" style:family="text">
      <style:text-properties fo:color="#808080" style:font-name="Arial" fo:font-size="10pt" fo:language="en" fo:country="US" style:font-size-asian="10pt" style:font-name-complex="Arial"/>
    </style:style>
    <style:style style:name="T3" style:family="text">
      <style:text-properties fo:color="#000000"/>
    </style:style>
    <style:style style:name="T4" style:family="text">
      <style:text-properties fo:color="#000000" style:font-name="Times New Roman" fo:font-size="12pt" fo:language="en" fo:country="US" fo:background-color="transparent" style:font-name-asian="Courier New" style:font-size-asian="12pt" style:font-name-complex="Courier New" style:font-size-complex="12pt"/>
    </style:style>
    <style:style style:name="T5" style:family="text">
      <style:text-properties fo:color="#000000" style:font-name="Times New Roman" fo:font-size="12pt" fo:language="en" fo:country="US" fo:font-style="normal" fo:background-color="transparent" style:font-name-asian="Courier New" style:font-size-asian="12pt" style:font-style-asian="normal" style:font-name-complex="Courier New" style:font-size-complex="12pt" style:font-style-complex="normal"/>
    </style:style>
    <style:style style:name="T6" style:family="text">
      <style:text-properties fo:language="en" fo:country="US"/>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style:font-name="Times New Roman" style:font-name-asian="Courier New" style:font-name-complex="Courier New"/>
    </style:style>
    <style:style style:name="T9" style:family="text">
      <style:text-properties style:font-name-asian="Courier New" style:font-name-complex="Courier New"/>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230792944" text:id="ct230792944">
          <text:insertion>
            <office:change-info>
              <dc:creator>Thomas Arimont</dc:creator>
              <dc:date>2012-08-09T17:19:00</dc:date>
            </office:change-info>
          </text:insertion>
        </text:changed-region>
        <text:changed-region xml:id="ct230447264" text:id="ct230447264">
          <text:insertion>
            <office:change-info>
              <dc:creator>Thomas Arimont</dc:creator>
              <dc:date>2012-08-09T17:19:00</dc:date>
            </office:change-info>
          </text:insertion>
        </text:changed-region>
        <text:changed-region xml:id="ct230451224" text:id="ct230451224">
          <text:insertion>
            <office:change-info>
              <dc:creator>Thomas Arimont</dc:creator>
              <dc:date>2012-08-09T17:19:00</dc:date>
            </office:change-info>
          </text:insertion>
        </text:changed-region>
        <text:changed-region xml:id="ct230451688" text:id="ct230451688">
          <text:insertion>
            <office:change-info>
              <dc:creator>Thomas Arimont</dc:creator>
              <dc:date>2012-08-09T17:20:00</dc:date>
            </office:change-info>
          </text:insertion>
        </text:changed-region>
        <text:changed-region xml:id="ct230458224" text:id="ct230458224">
          <text:insertion>
            <office:change-info>
              <dc:creator>Thomas Arimont</dc:creator>
              <dc:date>2012-08-09T17:21:00</dc:date>
            </office:change-info>
          </text:insertion>
        </text:changed-region>
        <text:changed-region xml:id="ct230413400" text:id="ct230413400">
          <text:insertion>
            <office:change-info>
              <dc:creator>Thomas Arimont</dc:creator>
              <dc:date>2012-08-09T17:22:00</dc:date>
            </office:change-info>
          </text:insertion>
        </text:changed-region>
        <text:changed-region xml:id="ct231766144" text:id="ct231766144">
          <text:deletion>
            <office:change-info>
              <dc:creator>Thomas Arimont</dc:creator>
              <dc:date>2012-08-09T17:36:00</dc:date>
            </office:change-info>
            <text:p text:style-name="P1">CALLERID:</text:p>
            <text:p text:style-name="P1"/>
            <text:p text:style-name="P1">privnum</text:p>
            <text:p text:style-name="P1">privnum-valid</text:p>
            <text:p text:style-name="P1">privnum-pres</text:p>
            <text:p text:style-name="P1">privnum-plan</text:p>
            <text:p text:style-name="P1"/>
            <text:p text:style-name="P1">privname </text:p>
            <text:p text:style-name="P1">privname-valid</text:p>
            <text:p text:style-name="P1">privname-pres</text:p>
            <text:p text:style-name="P1">privname-charset</text:p>
            <text:p text:style-name="P1"/>
            <text:p text:style-name="P1"/>
            <text:p text:style-name="P1">CONNECTEDLINE:</text:p>
            <text:p text:style-name="P1"/>
            <text:p text:style-name="P1">privnum</text:p>
            <text:p text:style-name="P1">privnum-valid</text:p>
            <text:p text:style-name="P1">privnum-pres</text:p>
            <text:p text:style-name="P1">privnum-plan</text:p>
            <text:p text:style-name="P1"/>
            <text:p text:style-name="P1">privname </text:p>
            <text:p text:style-name="P1">privname-valid</text:p>
            <text:p text:style-name="P1">privname-pres</text:p>
            <text:p text:style-name="P1">privname-charset</text:p>
            <text:p text:style-name="P1"/>
            <text:p text:style-name="P1"/>
            <text:p text:style-name="P1">REDIRECTING:</text:p>
            <text:p text:style-name="P1"/>
            <text:p text:style-name="P1">orig-privnum</text:p>
            <text:p text:style-name="P1">orig-privnum-valid</text:p>
            <text:p text:style-name="P1">orig-privnum-pres</text:p>
            <text:p text:style-name="P1">orig-privnum-plan</text:p>
            <text:p text:style-name="P1"/>
            <text:p text:style-name="P1">orig-privname </text:p>
            <text:p text:style-name="P1">orig-privname-valid</text:p>
            <text:p text:style-name="P1">orig-privname-pres</text:p>
            <text:p text:style-name="P1">orig-privname-charset</text:p>
            <text:p text:style-name="P1"/>
            <text:p text:style-name="P1">from-privnum</text:p>
            <text:p text:style-name="P1">from-privnum-valid</text:p>
            <text:p text:style-name="P1">from-privnum-pres</text:p>
            <text:p text:style-name="P1">from-privnum-plan</text:p>
            <text:p text:style-name="P1"/>
            <text:p text:style-name="P1">from-privname </text:p>
            <text:p text:style-name="P1">from-privname-valid</text:p>
            <text:p text:style-name="P1">from-privname-pres</text:p>
            <text:p text:style-name="P1">from-privname-charset</text:p>
            <text:p text:style-name="P1"/>
            <text:p text:style-name="P1">to-privnum</text:p>
            <text:p text:style-name="P1">to-privnum-valid</text:p>
            <text:p text:style-name="P1">to-privnum-pres</text:p>
            <text:p text:style-name="P1">to-privnum-plan</text:p>
            <text:p text:style-name="P1"/>
            <text:p text:style-name="P1">to-privname </text:p>
            <text:p text:style-name="P1">to-privname-valid</text:p>
            <text:p text:style-name="P1">to-privname-pres</text:p>
            <text:p text:style-name="P1">to-privname-charset</text:p>
            <text:p text:style-name="P1"/>
          </text:deletion>
        </text:changed-region>
        <text:changed-region xml:id="ct231766304" text:id="ct231766304">
          <text:insertion>
            <office:change-info>
              <dc:creator>Thomas Arimont</dc:creator>
              <dc:date>2012-08-09T17:36:00</dc:date>
            </office:change-info>
          </text:insertion>
        </text:changed-region>
        <text:changed-region xml:id="ct231989664" text:id="ct231989664">
          <text:insertion>
            <office:change-info>
              <dc:creator>Thomas Arimont</dc:creator>
              <dc:date>2012-08-09T17:24:00</dc:date>
            </office:change-info>
          </text:insertion>
        </text:changed-region>
        <text:changed-region xml:id="ct231818656" text:id="ct231818656">
          <text:insertion>
            <office:change-info>
              <dc:creator>Thomas Arimont</dc:creator>
              <dc:date>2012-08-09T17:24:00</dc:date>
            </office:change-info>
          </text:insertion>
        </text:changed-region>
        <text:changed-region xml:id="ct231822512" text:id="ct231822512">
          <text:insertion>
            <office:change-info>
              <dc:creator>Thomas Arimont</dc:creator>
              <dc:date>2012-08-09T17:24:00</dc:date>
            </office:change-info>
          </text:insertion>
        </text:changed-region>
        <text:changed-region xml:id="ct231819896" text:id="ct231819896">
          <text:insertion>
            <office:change-info>
              <dc:creator>Thomas Arimont</dc:creator>
              <dc:date>2012-08-09T17:24:00</dc:date>
            </office:change-info>
          </text:insertion>
        </text:changed-region>
        <text:changed-region xml:id="ct231820264" text:id="ct231820264">
          <text:insertion>
            <office:change-info>
              <dc:creator>Thomas Arimont</dc:creator>
              <dc:date>2012-08-09T17:24:00</dc:date>
            </office:change-info>
          </text:insertion>
        </text:changed-region>
        <text:changed-region xml:id="ct231456880" text:id="ct231456880">
          <text:insertion>
            <office:change-info>
              <dc:creator>Thomas Arimont</dc:creator>
              <dc:date>2012-08-09T17:26:00</dc:date>
            </office:change-info>
          </text:insertion>
        </text:changed-region>
        <text:changed-region xml:id="ct228770968" text:id="ct228770968">
          <text:insertion>
            <office:change-info>
              <dc:creator>Thomas Arimont</dc:creator>
              <dc:date>2012-08-09T17:27:00</dc:date>
            </office:change-info>
          </text:insertion>
        </text:changed-region>
        <text:changed-region xml:id="ct230367880" text:id="ct230367880">
          <text:insertion>
            <office:change-info>
              <dc:creator>Thomas Arimont</dc:creator>
              <dc:date>2012-08-09T17:28:00</dc:date>
            </office:change-info>
          </text:insertion>
        </text:changed-region>
        <text:changed-region xml:id="ct231819712" text:id="ct231819712">
          <text:insertion>
            <office:change-info>
              <dc:creator>Thomas Arimont</dc:creator>
              <dc:date>2012-08-09T17:25:00</dc:date>
            </office:change-info>
          </text:insertion>
        </text:changed-region>
        <text:changed-region xml:id="ct231820080" text:id="ct231820080">
          <text:insertion>
            <office:change-info>
              <dc:creator>Thomas Arimont</dc:creator>
              <dc:date>2012-08-09T17:25:00</dc:date>
            </office:change-info>
          </text:insertion>
        </text:changed-region>
        <text:changed-region xml:id="ct231820424" text:id="ct231820424">
          <text:insertion>
            <office:change-info>
              <dc:creator>Thomas Arimont</dc:creator>
              <dc:date>2012-08-09T17:25:00</dc:date>
            </office:change-info>
          </text:insertion>
        </text:changed-region>
        <text:changed-region xml:id="ct231837488" text:id="ct231837488">
          <text:insertion>
            <office:change-info>
              <dc:creator>Thomas Arimont</dc:creator>
              <dc:date>2012-08-09T17: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3"/>
      <text:p text:style-name="P23"/>
      <text:p text:style-name="P14"/>
      <text:p text:style-name="P17">Asterisk 11</text:p>
      <text:p text:style-name="P17"/>
      <text:p text:style-name="P17"/>
      <text:p text:style-name="P18">Brief feature description</text:p>
      <text:p text:style-name="P18"/>
      <text:p text:style-name="P24"/>
      <text:p text:style-name="P22">Private representation of caller, connected and redirecting party ids</text:p>
      <text:p text:style-name="P16"/>
      <text:p text:style-name="P16"/>
      <text:p text:style-name="P15">Implemented by </text:p>
      <text:p text:style-name="P15">Thomas Arimont </text:p>
      <text:p text:style-name="P15">DATUS AG Germany</text:p>
      <text:p text:style-name="P15"/>
      <text:p text:style-name="P28"/>
      <text:h text:style-name="P32" text:outline-level="1" text:is-list-header="true"/>
      <text:h text:style-name="P33" text:outline-level="1">Feature motivation</text:h>
      <text:p text:style-name="P19">Asterisk already offers a lot of techniques to set and modify party names and numbers of different kinds. There are dialplan functions to read and write a wide range of parameters <text:s/>for the Asterisk-inside variables CALLERID, CONNECTELINE and REDIRECTING. </text:p>
      <text:p text:style-name="P19"/>
      <text:p text:style-name="P19">Until now however it is quite difficult to modify a party number or name which can only be seen by exactly one particular instantiated technology channel resp. subscriber. </text:p>
      <text:p text:style-name="P19">One example where a modified party number or name on one channel is spread over several channels are supplementary services like call transfer or pickup. To implement these features asterisk internally copies (has to copy) caller and connected ids from one channel to another.</text:p>
      <text:p text:style-name="P19">Another example are extension subscriptions. The monitoring entities (watchers) are notified <text:s text:c="2"/>of statechanges and - if desired - of party numbers or names which represent the involving call parties. Also in this case the provided party numbers or names are (have to be) <text:s/>taken from the caller or connected id of the corresponding asterisk channels. <text:s text:c="2"/></text:p>
      <text:p text:style-name="P19"/>
      <text:p text:style-name="P19">One major feature where a private representation of party names is essentially needed, i.e. where a party name shall exclusively signaled to only one particular user, is a private user-specific name resolution for party numbers. A lookup in a private destination-dependent telephone book shall provide party names which cannot be seen by any other user at any time.</text:p>
      <text:p text:style-name="P19"/>
      <text:p text:style-name="P19">The following chapters describes the functionality and the use of this new feature.</text:p>
      <text:h text:style-name="Heading_20_1" text:outline-level="1">Feature Description</text:h>
      <text:p text:style-name="Standard">This feature comes along with the implementation of additional <text:span text:style-name="T6">private number </text:span></text:p>
      <text:p text:style-name="P12">and name elements for caller id, connected id and redirecting ids inside asterisk channels.</text:p>
      <text:p text:style-name="P12"/>
      <text:p text:style-name="P12">The private number and private name elements can be read or set by the user using asterisk dialplan functions.</text:p>
      <text:p text:style-name="P12"/>
      <text:p text:style-name="Standard"><text:span text:style-name="T6">When a technology channel is initiating a call, receives an internal connectedline update event or receives an internal redirecting update event, it first checks if there is a </text:span><text:span text:style-name="T7">valid</text:span><text:span text:style-name="T6"> connected id or redirecting id private name or number element present. If this is the case it uses this private representation for protocol signaling . If there is no </text:span><text:span text:style-name="T7">valid</text:span><text:span text:style-name="T6"> <text:s/>private name or number present the valid 'regular' non-private name or number element is used instead.</text:span></text:p>
      <text:p text:style-name="P12"/>
      <text:p text:style-name="P12">The channel technologies which initially do support the private id representation are SIP (chan_sip), mISDN (chan_misdn) and PRI (chan_dahdi).</text:p>
      <text:p text:style-name="P12"/>
      <text:p text:style-name="P12">Once a private name or number on a channel is set and (implicitly) made valid, it is generally used for any further protocol signaling until it is rewritten or invalidated. </text:p>
      <text:p text:style-name="Standard"><text:span text:style-name="T6">To simply the invalidation of private ids all internally generated connected/redirecting update events and also all connected/redirecting update events which are generated by </text:span><text:soft-page-break/><text:span text:style-name="T6">technology channels – receiving regarding protocol information - automatically trigger the invalidation of private ids. </text:span></text:p>
      <text:p text:style-name="P12">This explicitly takes place when</text:p>
      <text:list xml:id="list36639564" text:style-name="L1">
        <text:list-item>
          <text:p text:style-name="P26">an internal asterisk channel masquerading is processed (blind &amp; attended transfer, pickup, parking) </text:p>
        </text:list-item>
        <text:list-item>
          <text:p text:style-name="P26">extra connectedline update events are internally generated during a SIP specific attended transfer</text:p>
        </text:list-item>
        <text:list-item>
          <text:p text:style-name="P26">extra connectedline update events are generated during a call pickup</text:p>
        </text:list-item>
        <text:list-item>
          <text:p text:style-name="P26">connectedline update events are generated in the SIP channel due to receipt of corresponding SIP protocol elements (remote party id header, p-asserted-identity header)</text:p>
        </text:list-item>
        <text:list-item>
          <text:p text:style-name="P26">redirecting update events are generated in the SIP channel due to receipt of corresponding SIP protocol elements (diversion header)</text:p>
        </text:list-item>
        <text:list-item>
          <text:p text:style-name="P26">connectedline update events are generated in the dahdi/PRI or mISDN channel due to receipt of corresponding ISDN protocol elements (display IE, connected number IE)</text:p>
        </text:list-item>
        <text:list-item>
          <text:p text:style-name="P26">redirecting update events are generated in the dahdi/PRI or mISDN channel due to receipt of <text:s/>corresponding ISDN protocol elements (redirecting/redirection IE, divleginfo facility IE)</text:p>
        </text:list-item>
      </text:list>
      <text:p text:style-name="P12"/>
      <text:p text:style-name="P12">In some cases the invalidation of private ids cannot be done automatically and therefor is a job the user has to do by applying appropriate and explicit dialplan commands. </text:p>
      <text:p text:style-name="P12">(e.g. by applying Set(CONNECTEDLINE(priv<text:change-start text:change-id="ct230792944"/>-<text:change-end text:change-id="ct230792944"/>nam-valid)= 0) ).</text:p>
      <text:p text:style-name="P12">This is for example the case when a private connected name is set towards a particular caller, and after this a blindtransfer is executed by the callee to another target where only a 'regular' non-private connected name is set. Because of the priority of the still valid private connected name id on the caller's channel the 'regular' non-private connected name will not become visible to the caller. To solve this issue the user should in general explicitly invalidate the private connected name/number when setting a 'regular' non-private connected name/number.</text:p>
      <text:p text:style-name="P12"/>
      <text:p text:style-name="P12">The user is advised to do the setting of private ids directly on the particular technology channel which is transmitting the corresponding protocol elements. Using the forward inheritance of the CALLERID, CONNECTLINE and REDIRECTING channel variables can lead to unexpected results.</text:p>
      <text:p text:style-name="P12">To do so the setting of private calling party numbers or names shall be done by using the PreDial <text:change-start text:change-id="ct230447264"/>CALLEE <text:change-end text:change-id="ct230447264"/>subroutine (Dial application option 'b'). The setting of private REDIRECTING ids towards the redirected-to party shall also be done using the PreDial <text:change-start text:change-id="ct230451224"/>CALLEE <text:change-end text:change-id="ct230451224"/>subroutine.<text:change-start text:change-id="ct230451688"/>Since the setting of the private CALLERID in the PreDial CALLEE subroutine has to be made by using the CONNECTEDLINE se<text:change-end text:change-id="ct230451688"/><text:change-start text:change-id="ct230458224"/>tter function, the setter function for CALLERID <text:change-end text:change-id="ct230458224"/><text:change-start text:change-id="ct230413400"/>is not used at all in this scenario.<text:change-end text:change-id="ct230413400"/></text:p>
      <text:p text:style-name="P12">The setting of any kind of private connected numbers or names as well as private <text:s/>REDIRECTING ids towards a caller shall be done by using the system subroutines</text:p>
      <text:p text:style-name="Standard"><text:span text:style-name="T4">CONNECTED_LINE_SEND_SUB </text:span><text:span text:style-name="T5">resp. REDIRECTING_SEND_SUB.</text:span></text:p>
      <text:p text:style-name="P12"/>
      <text:p text:style-name="P19"/>
      <text:p text:style-name="P19">If not using the private number and name representation feature at all, i.e. if using only the 'regular' callerid, connected and redirecting related functions, the current characteristic of asterisk <text:s/>is not affected by the new extended functionality.</text:p>
      <text:h text:style-name="Heading_20_1" text:outline-level="1"><text:soft-page-break/>User interface Description</text:h>
      <text:p text:style-name="P1">To grant access to the private name and number representation out of the asterisk dialplan, the read and write functions of the three Asterisk defined variables CALLERID, CONNECTEDLINE and REDIRECTING are extended by the following datatypes. The formats of these additional datatypes are equal to the corresponding regular 'non-private' already existing datatypes:</text:p>
      <text:p text:style-name="P1"/>
      <text:p text:style-name="P1"><text:change text:change-id="ct231766144"/><text:change-start text:change-id="ct231766304"/></text:p>
      <text:p text:style-name="P35"><text:soft-page-break/>CALLERID:</text:p>
      <text:p text:style-name="Preformatted_20_Text">priv-all </text:p>
      <text:p text:style-name="Preformatted_20_Text">priv-name priv-name-valid priv-name-charset priv-name-pres</text:p>
      <text:p text:style-name="Preformatted_20_Text">priv-num priv-num-valid priv-num-plan priv-num-pres</text:p>
      <text:p text:style-name="Preformatted_20_Text">priv-subaddr priv-subaddr-valid priv-subaddr-type priv-subaddr-odd</text:p>
      <text:p text:style-name="Preformatted_20_Text">priv-tag</text:p>
      <text:p text:style-name="Preformatted_20_Text"/>
      <text:p text:style-name="Preformatted_20_Text">CONNECTEDLINE:</text:p>
      <text:p text:style-name="Preformatted_20_Text">priv-name priv-name-valid priv-name-pres priv-name-charset</text:p>
      <text:p text:style-name="Preformatted_20_Text">priv-num priv-num-valid priv-num-pres priv-num-plan</text:p>
      <text:p text:style-name="Preformatted_20_Text">priv-subaddr priv-subaddr-valid priv-subaddr-type priv-subaddr-odd</text:p>
      <text:p text:style-name="Preformatted_20_Text">priv-tag</text:p>
      <text:p text:style-name="Preformatted_20_Text"/>
      <text:p text:style-name="Preformatted_20_Text">REDIRECTING:</text:p>
      <text:p text:style-name="Preformatted_20_Text">priv-orig-name priv-orig-name-valid priv-orig-name-pres priv-orig-name-charset</text:p>
      <text:p text:style-name="Preformatted_20_Text">priv-orig-num priv-orig-num-valid priv-orig-num-pres priv-orig-num-plan</text:p>
      <text:p text:style-name="Preformatted_20_Text">priv-orig-subaddr priv-orig-subaddr-valid priv-orig-subaddr-type priv-orig-subaddr-odd</text:p>
      <text:p text:style-name="Preformatted_20_Text">priv-orig-tag</text:p>
      <text:p text:style-name="Preformatted_20_Text"/>
      <text:p text:style-name="Preformatted_20_Text">priv-from-name priv-from-name-valid priv-from-name-pres priv-from-name-charset</text:p>
      <text:p text:style-name="Preformatted_20_Text">priv-from-num priv-from-num-valid priv-from-num-pres priv-from-num-plan</text:p>
      <text:p text:style-name="Preformatted_20_Text">priv-from-subaddr priv-from-subaddr-valid priv-from-subaddr-type priv-from-subaddr-odd</text:p>
      <text:p text:style-name="Preformatted_20_Text">priv-from-tag</text:p>
      <text:p text:style-name="Preformatted_20_Text"/>
      <text:p text:style-name="Preformatted_20_Text">priv-to-name priv-to-name-valid priv-to-name-pres priv-to-name-charset</text:p>
      <text:p text:style-name="Preformatted_20_Text">priv-to-num priv-to-num-valid priv-to-num-pres priv-to-num-plan</text:p>
      <text:p text:style-name="Preformatted_20_Text">priv-to-subaddr priv-to-subaddr-valid priv-to-subaddr-type priv-to-subaddr-odd</text:p>
      <text:p text:style-name="Preformatted_20_Text">priv-to-tag</text:p>
      <text:p text:style-name="Preformatted_20_Text"/>
      <text:p text:style-name="Preformatted_20_Text"/>
      <text:p text:style-name="P36">The Mixing of private and public id elements is possible.</text:p>
      <text:p text:style-name="P36"><text:soft-page-break/>Consider that the also the presentation and the numbering plan datatypes of a private id become visible when a private id number or name is valid.</text:p>
      <text:p text:style-name="P37"><text:change-end text:change-id="ct231766304"/></text:p>
      <text:h text:style-name="Heading_20_1" text:outline-level="1">Example Dialplan Flows</text:h>
      <text:h text:style-name="Heading_20_2" text:outline-level="2">Setting the private calling name</text:h>
      <text:p text:style-name="Standard"><text:tab/></text:p>
      <text:p text:style-name="Standard"><text:tab/>[incoming_context]</text:p>
      <text:p text:style-name="P20"><text:tab/>; (optionally) Setting the public calling name as usual</text:p>
      <text:p text:style-name="P20"><text:tab/>exten =&gt; 10,1,ExecIf($[${CALLERID(num)}=20]?</text:p>
      <text:p text:style-name="P20"><text:tab/><text:tab/><text:tab/>Set(CALLERID(name)=Peter Public):)</text:p>
      <text:p text:style-name="P20"><text:tab/>exten =&gt; 10,n,ExecIf($[${CALLERID(num)}=30]?</text:p>
      <text:p text:style-name="P20"><text:tab/><text:tab/><text:tab/>Set(CALLERID(name)=Mark Public):)</text:p>
      <text:p text:style-name="P20"/>
      <text:p text:style-name="P20"><text:tab/>;using the Dial() b-option to execute a pre-dial subroutine on the target channel</text:p>
      <text:p text:style-name="P20"><text:tab/>exten =&gt; 10,n,Dial(SIP/10, ,b(privatecallingname))</text:p>
      <text:p text:style-name="P20"><text:tab/>exten =&gt; 10,n,Hangup()</text:p>
      <text:p text:style-name="P20"/>
      <text:p text:style-name="P20"><text:s text:c="9"/><text:tab/>; setting <text:s/>the private calling name (on target/dialed-to channel only)</text:p>
      <text:p text:style-name="P20"><text:tab/>; Since the Pre-dial <text:change-start text:change-id="ct231989664"/>CALLEE <text:change-end text:change-id="ct231989664"/>subroutine is acting on the target channel the</text:p>
      <text:p text:style-name="P20"><text:tab/>; CONNECTEDLINE parameter has to be set instead of the CALLERID parameter </text:p>
      <text:p text:style-name="P20"><text:tab/>; This might look strange at first sight but the CALLERID of the dialing channel <text:tab/>; becomes the CONNECTEDLINE of the dialed-to channel since the the Dial()-</text:p>
      <text:p text:style-name="P20"><text:tab/>; application copies the caller id of the dialing channel to the connected id of the</text:p>
      <text:p text:style-name="P20"><text:tab/>; target channel</text:p>
      <text:p text:style-name="P20"><text:tab/>exten =&gt; 10,n(privatecallingname), NoOp()</text:p>
      <text:p text:style-name="P20"><text:tab/>exten =&gt; 10,n,ExecIf($[${CONNECTEDLINE(num}=20]?</text:p>
      <text:p text:style-name="P20"><text:tab/><text:tab/><text:tab/>Set(CONNECTEDLINE(priv<text:change-start text:change-id="ct231818656"/>-<text:change-end text:change-id="ct231818656"/>name<text:change-start text:change-id="ct231822512"/>,i<text:change-end text:change-id="ct231822512"/>)=Peter Private):)</text:p>
      <text:p text:style-name="P20"><text:tab/>exten =&gt; 10,n,ExecIf($[${CONNECTEDLINE(num}=30]?</text:p>
      <text:p text:style-name="P20"><text:tab/><text:tab/><text:tab/>Set(CONNECTEDLINE(priv<text:change-start text:change-id="ct231819896"/>-<text:change-end text:change-id="ct231819896"/>name<text:change-start text:change-id="ct231820264"/>,i<text:change-end text:change-id="ct231820264"/>)=Mark Private):)</text:p>
      <text:p text:style-name="P20"/>
      <text:p text:style-name="P20"><text:tab/>; Of course in a more general approach the private calling name should be determined</text:p>
      <text:p text:style-name="P20"><text:tab/>; by a database lookup instead. For this purpose the database would have to provide </text:p>
      <text:p text:style-name="P20"><text:tab/>; user-specific (identified by the called party number, i.e. ${EXTEN}) private party</text:p>
      <text:p text:style-name="P20"><text:tab/>; names of the calling party (identified by the calling party number, </text:p>
      <text:p text:style-name="P20"><text:tab/>; i.e. ${CONNECTEDLINE(num)})</text:p>
      <text:p text:style-name="P20"/>
      <text:p text:style-name="P20"><text:tab/>exten =&gt; 10,n,Return()<text:change-start text:change-id="ct231456880"/></text:p>
      <text:p text:style-name="P20"/>
      <text:p text:style-name="P20"><text:tab/>The <text:change-end text:change-id="ct231456880"/><text:change-start text:change-id="ct228770968"/>setting of a private redirecting-from name (if an internal diversion shall be <text:tab/>indicated to the forwarded-to party) can be do<text:change-end text:change-id="ct228770968"/><text:change-start text:change-id="ct230367880"/>ne similar in the same context.<text:change-end text:change-id="ct230367880"/></text:p>
      <text:h text:style-name="Heading_20_2" text:outline-level="2">Setting the private connected name</text:h>
      <text:p text:style-name="P20"><text:tab/>[globals]</text:p>
      <text:p text:style-name="P21"><text:tab/><text:span text:style-name="T3">CONNECTED_LINE_SEND_SUB = connectedline,s,1</text:span></text:p>
      <text:p text:style-name="P31"><text:soft-page-break/><text:tab/>CONNECTED_LINE_SEND_SUB_ARGS =,</text:p>
      <text:p text:style-name="P20"/>
      <text:p text:style-name="P20"><text:tab/>[incoming context]</text:p>
      <text:p text:style-name="P20"><text:tab/>; Setting the public connected name or/and number as usual</text:p>
      <text:p text:style-name="P20"><text:tab/>exten =&gt; 10,1,Set(CONNECTEDLINE(name,i)=Donald Public)</text:p>
      <text:p text:style-name="P20"><text:tab/>exten =&gt; 10,1,Set(CONNECTEDLINE(num,i)=10)</text:p>
      <text:p text:style-name="P20"/>
      <text:p text:style-name="P20"><text:tab/>; Generally invalidate the private connected name and number in case it is not </text:p>
      <text:p text:style-name="P20"><text:tab/>; explicitly set somewhere later. This prevents the technology channel which is</text:p>
      <text:p text:style-name="P20"><text:tab/>; receiving the internal connectedline update event from using a <text:s/>former set private</text:p>
      <text:p text:style-name="P20"><text:tab/>; connected id representation</text:p>
      <text:p text:style-name="P20"><text:s text:c="2"/></text:p>
      <text:p text:style-name="P20"><text:tab/>exten =&gt; 10,n,Set(CONNECTEDLINE(priv<text:change-start text:change-id="ct231819712"/>-<text:change-end text:change-id="ct231819712"/>name-valid,i)=0)</text:p>
      <text:p text:style-name="P20"><text:tab/>exten =&gt; 10,n,Set(CONNECTEDLINE(priv<text:change-start text:change-id="ct231820080"/>-<text:change-end text:change-id="ct231820080"/>num-valid,i)=0)</text:p>
      <text:p text:style-name="P20"><text:tab/>exten =&gt; 10,n,Set(CONNECTEDLINE(source)=answer)</text:p>
      <text:p text:style-name="P20"/>
      <text:p text:style-name="P20"><text:tab/>exten =&gt; 10,n,Dial(SIP/10, ,)</text:p>
      <text:p text:style-name="P20"><text:tab/>exten =&gt; 10,n,Hangup()</text:p>
      <text:p text:style-name="P20"><text:tab/></text:p>
      <text:p text:style-name="P20"><text:tab/>[connectedline]</text:p>
      <text:p text:style-name="P20"><text:tab/>exten =&gt; s,1, NoOp()</text:p>
      <text:p text:style-name="P31"><text:tab/>exten =&gt; s,n,GotoIf($[${CHANNEL(channeltype)}=Local]?out:)</text:p>
      <text:p text:style-name="P31"><text:tab/>; The following setting is done on the technology channel which signals <text:s/></text:p>
      <text:p text:style-name="P31"><text:tab/>; the connected name by its corresponding protocol elements</text:p>
      <text:p text:style-name="P31"><text:tab/> </text:p>
      <text:p text:style-name="P31"><text:tab/>; e.g., only signal the private connected name of callee <text:s/>'10' to caller '20'</text:p>
      <text:p text:style-name="P31"><text:tab/>exten =&gt; s,n,GotoIf($[${CALLERID(num)}!=20]?out:)</text:p>
      <text:p text:style-name="P31"><text:tab/>exten =&gt; s,n,GotoIf($[${CONNECTEDLINE(num)}!=10]?out:)</text:p>
      <text:p text:style-name="P20"><text:tab/>exten =&gt; s,n,Set(CONNECTEDLINE(priv<text:change-start text:change-id="ct231820424"/>-<text:change-end text:change-id="ct231820424"/>name)=Donald Private)</text:p>
      <text:p text:style-name="P20"/>
      <text:p text:style-name="P20"><text:tab/>; Of course in a more general approach the private connected name should be</text:p>
      <text:p text:style-name="P20"><text:tab/>; determined by a database lookup instead. For this purpose the database would have</text:p>
      <text:p text:style-name="P20"><text:tab/>; to provide user-specific (identified by the destination of the connectedline update</text:p>
      <text:p text:style-name="P20"><text:tab/>; event, i.e. <text:span text:style-name="T8">${CALLERID(num)})</text:span> private party names which represents the</text:p>
      <text:p text:style-name="P20"><text:tab/>; originator of the connectedline update event (i.e. identified by</text:p>
      <text:p text:style-name="P20"><text:tab/>; ${CONNECTEDLINE(num)})</text:p>
      <text:p text:style-name="P20"/>
      <text:p text:style-name="P20"><text:tab/>exten =&gt; s,n(out),Return()<text:change-start text:change-id="ct231837488"/></text:p>
      <text:p text:style-name="P20"/>
      <text:p text:style-name="P20"><text:tab/>The setting of private redirecting-from or redirecting-to names (if an internal <text:tab/>diversion shall<text:tab/>be indicated to the forwarded-to party or a diversion signalling shall be <text:tab/>manipulated towards an involved subscriber) can be done similar using the</text:p>
      <text:p text:style-name="P20"><text:tab/>REDIRECTING_<text:span text:style-name="T9">SEND_SUB subroutine</text:span>.<text:change-end text:change-id="ct2318374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igns" svg:font-family="Sign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25in" fo:text-indent="-0.4925in" style:auto-text-indent="false">
        <style:tab-stops>
          <style:tab-stop style:position="0.7874in"/>
        </style:tab-stops>
      </style:paragraph-properties>
      <style:text-properties style:font-name="Arial" fo:font-size="16pt" fo:font-weight="bold" style:font-size-asian="16pt" style:font-weight-asian="bold" style:font-size-complex="10pt"/>
    </style:style>
    <style:style style:name="Heading_20_2" style:display-name="Heading 2" style:family="paragraph" style:parent-style-name="Heading_20_1" style:next-style-name="Standard" style:default-outline-level="2" style:class="text">
      <style:paragraph-properties fo:margin-top="0.25in" fo:margin-bottom="0.0835in"/>
      <style:text-properties style:font-name="Helvetica" fo:font-size="14pt" style:font-size-asian="14pt"/>
    </style:style>
    <style:style style:name="Heading_20_3" style:display-name="Heading 3" style:family="paragraph" style:parent-style-name="Heading_20_2" style:next-style-name="Standard" style:default-outline-level="3" style:class="text">
      <style:text-properties fo:font-size="12pt" style:font-size-asian="12pt" style:font-style-complex="italic" style:font-weight-complex="bold"/>
    </style:style>
    <style:style style:name="Heading_20_4" style:display-name="Heading 4" style:family="paragraph" style:parent-style-name="Heading_20_1" style:next-style-name="Standard" style:default-outline-level="4" style:class="text">
      <style:paragraph-properties fo:margin-top="0.278in" fo:margin-bottom="0.139in"/>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Heading" style:display-name="Index Heading" style:family="paragraph" style:parent-style-name="Standard" style:next-style-name="Index_20_1" style:class="index">
      <style:paragraph-properties fo:margin-top="0.1665in" fo:margin-bottom="0.0835in" style:text-autospace="none" style:punctuation-wrap="simple" style:vertical-align="baseline"/>
      <style:text-properties fo:font-size="13pt" fo:font-weight="bold" style:font-size-asian="13pt" style:font-weight-asian="bold" style:font-size-complex="10pt"/>
    </style:style>
    <style:style style:name="Index_20_2" style:display-name="Index 2" style:family="paragraph" style:parent-style-name="Standard" style:next-style-name="Standard" style:class="index">
      <style:paragraph-properties fo:margin-left="0.278in" fo:margin-right="0in" fo:text-indent="-0.139in" style:auto-text-indent="false" style:text-autospace="none" style:punctuation-wrap="simple" style:vertical-align="baseline">
        <style:tab-stops>
          <style:tab-stop style:position="2.3626in" style:type="center" style:leader-style="dotted" style:leader-text="."/>
        </style:tab-stops>
      </style:paragraph-properties>
      <style:text-properties fo:font-size="10pt" style:font-size-asian="10pt" style:font-size-complex="10pt"/>
    </style:style>
    <style:style style:name="bodynummer" style:family="paragraph" style:parent-style-name="Standard" style:list-style-name="WW8Num5">
      <style:paragraph-properties fo:text-align="justify" style:justify-single-word="false"/>
      <style:text-properties style:font-name="Times" fo:font-size="10pt" style:font-size-asian="10pt" style:font-size-complex="10pt"/>
    </style:style>
    <style:style style:name="arialnummer" style:family="paragraph" style:parent-style-name="Standard" style:list-style-name="WW8Num1">
      <style:paragraph-properties fo:text-align="justify" style:justify-single-word="false"/>
      <style:text-properties style:font-name="Arial" fo:font-size="11pt" fo:font-weight="bold" style:font-size-asian="11pt" style:font-weight-asian="bold" style:font-size-complex="10pt"/>
    </style:style>
    <style:style style:name="einrücken-2" style:family="paragraph" style:parent-style-name="Standard">
      <style:paragraph-properties fo:text-align="justify" style:justify-single-word="false" style:text-autospace="none"/>
      <style:text-properties fo:color="#21309b" style:font-name="Verdana" fo:font-size="9pt" style:font-size-asian="9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Dokument-Titel" style:family="paragraph" style:parent-style-name="Standard">
      <style:paragraph-properties fo:text-align="start" style:justify-single-word="false"/>
      <style:text-properties fo:color="#ffffff" style:font-name="Arial" fo:font-size="18pt" fo:font-weight="bold" style:font-size-asian="18pt" style:font-weight-asian="bold" style:font-name-complex="Ari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schrift_20_0" style:display-name="Überschrift 0" style:family="paragraph" style:parent-style-name="Standard" style:next-style-name="Standard">
      <style:paragraph-properties fo:margin-top="0.0835in" fo:margin-bottom="0.0835in" fo:text-align="start" style:justify-single-word="false"/>
      <style:text-properties fo:font-size="14pt" fo:font-weight="bold" style:font-size-asian="14pt" style:font-weight-asian="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4z0" style:family="text">
      <style:text-properties style:font-name="Signs"/>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25in" fo:text-indent="-0.4917in" fo:margin-left="0.4925in"/>
        </style:list-level-properties>
      </text:outline-level-style>
      <text:outline-level-style text:level="2" style:num-format="1" text:display-levels="2">
        <style:list-level-properties text:list-level-position-and-space-mode="label-alignment">
          <style:list-level-label-alignment text:label-followed-by="listtab" text:list-tab-stop-position="1.1811in" fo:text-indent="-1.1417in" fo:margin-left="1.1811in"/>
        </style:list-level-properties>
      </text:outline-level-style>
      <text:outline-level-style text:level="3" style:num-format="1" text:display-levels="3">
        <style:list-level-properties text:list-level-position-and-space-mode="label-alignment">
          <style:list-level-label-alignment text:label-followed-by="listtab" text:list-tab-stop-position="1.339in" fo:text-indent="-1.2992in" fo:margin-left="1.339in"/>
        </style:list-level-properties>
      </text:outline-level-style>
      <text:outline-level-style text:level="4" style:num-format="1" text:display-levels="4">
        <style:list-level-properties text:list-level-position-and-space-mode="label-alignment">
          <style:list-level-label-alignment text:label-followed-by="listtab" text:list-tab-stop-position="0.7874in" fo:text-indent="-0.7091in" fo:margin-left="0.7874in"/>
        </style:list-level-properties>
      </text:outline-level-style>
      <text:outline-level-style text:level="5"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style:num-format="1" text:display-levels="6">
        <style:list-level-properties text:list-level-position-and-space-mode="label-alignment">
          <style:list-level-label-alignment text:label-followed-by="listtab" text:list-tab-stop-position="2.8256in" fo:text-indent="-0.4917in" fo:margin-left="2.0673in"/>
        </style:list-level-properties>
      </text:outline-level-style>
      <text:outline-level-style text:level="7" style:num-format="1" text:display-levels="7">
        <style:list-level-properties text:list-level-position-and-space-mode="label-alignment">
          <style:list-level-label-alignment text:label-followed-by="listtab" text:list-tab-stop-position="4.2in" fo:text-indent="-0.4917in" fo:margin-left="3.4417in"/>
        </style:list-level-properties>
      </text:outline-level-style>
      <text:outline-level-style text:level="8" style:num-format="1" text:display-levels="8">
        <style:list-level-properties text:list-level-position-and-space-mode="label-alignment">
          <style:list-level-label-alignment text:label-followed-by="listtab" text:list-tab-stop-position="4.9417in" fo:text-indent="-0.4917in" fo:margin-left="3.9335in"/>
        </style:list-level-properties>
      </text:outline-level-style>
      <text:outline-level-style text:level="9" style:num-format="1" text:display-levels="9">
        <style:list-level-properties text:list-level-position-and-space-mode="label-alignment">
          <style:list-level-label-alignment text:label-followed-by="listtab" fo:text-indent="-0.4917in" fo:margin-left="4.42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8409in" fo:text-indent="-0.2362in" fo:margin-left="0.827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5118in" fo:text-indent="-0.5118in" fo:margin-left="0.5118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25in" fo:text-indent="-0.4917in" fo:margin-left="0.4925in"/>
        </style:list-level-properties>
      </text:list-level-style-number>
      <text:list-level-style-number text:level="2" style:num-format="1" text:display-levels="2">
        <style:list-level-properties text:list-level-position-and-space-mode="label-alignment">
          <style:list-level-label-alignment text:label-followed-by="listtab" text:list-tab-stop-position="1.1811in" fo:text-indent="-1.1417in" fo:margin-left="1.1811in"/>
        </style:list-level-properties>
      </text:list-level-style-number>
      <text:list-level-style-number text:level="3" style:num-format="1" text:display-levels="3">
        <style:list-level-properties text:list-level-position-and-space-mode="label-alignment">
          <style:list-level-label-alignment text:label-followed-by="listtab" text:list-tab-stop-position="1.339in" fo:text-indent="-1.2992in" fo:margin-left="1.339in"/>
        </style:list-level-properties>
      </text:list-level-style-number>
      <text:list-level-style-number text:level="4" style:num-format="1" text:display-levels="4">
        <style:list-level-properties text:list-level-position-and-space-mode="label-alignment">
          <style:list-level-label-alignment text:label-followed-by="listtab" text:list-tab-stop-position="0.7874in" fo:text-indent="-0.7091in" fo:margin-left="0.7874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style:num-format="1" text:display-levels="6">
        <style:list-level-properties text:list-level-position-and-space-mode="label-alignment">
          <style:list-level-label-alignment text:label-followed-by="listtab" text:list-tab-stop-position="2.8256in" fo:text-indent="-0.4917in" fo:margin-left="2.0673in"/>
        </style:list-level-properties>
      </text:list-level-style-number>
      <text:list-level-style-number text:level="7" style:num-format="1" text:display-levels="7">
        <style:list-level-properties text:list-level-position-and-space-mode="label-alignment">
          <style:list-level-label-alignment text:label-followed-by="listtab" text:list-tab-stop-position="4.2in" fo:text-indent="-0.4917in" fo:margin-left="3.4417in"/>
        </style:list-level-properties>
      </text:list-level-style-number>
      <text:list-level-style-number text:level="8" style:num-format="1" text:display-levels="8">
        <style:list-level-properties text:list-level-position-and-space-mode="label-alignment">
          <style:list-level-label-alignment text:label-followed-by="listtab" text:list-tab-stop-position="4.9417in" fo:text-indent="-0.4917in" fo:margin-left="3.9335in"/>
        </style:list-level-properties>
      </text:list-level-style-number>
      <text:list-level-style-number text:level="9" style:num-format="1" text:display-levels="9">
        <style:list-level-properties text:list-level-position-and-space-mode="label-alignment">
          <style:list-level-label-alignment text:label-followed-by="listtab" fo:text-indent="-0.4917in" fo:margin-left="4.4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937in" fo:text-indent="-0.2756in" fo:margin-left="0.3937in"/>
        </style:list-level-properties>
        <style:text-properties style:font-name="Signs"/>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9055in" fo:text-indent="-0.2756in" fo:margin-left="0.9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6.3021in" fo:margin-left="-0.0486in" fo:margin-right="-0.0333in" table:align="margins" style:writing-mode="lr-tb"/>
    </style:style>
    <style:style style:name="Tabelle1.A" style:family="table-column">
      <style:table-column-properties style:column-width="1.1597in" style:rel-column-width="12059*"/>
    </style:style>
    <style:style style:name="Tabelle1.B" style:family="table-column">
      <style:table-column-properties style:column-width="1.5139in" style:rel-column-width="15742*"/>
    </style:style>
    <style:style style:name="Tabelle1.C" style:family="table-column">
      <style:table-column-properties style:column-width="2.75in" style:rel-column-width="28597*"/>
    </style:style>
    <style:style style:name="Tabelle1.D" style:family="table-column">
      <style:table-column-properties style:column-width="0.8785in" style:rel-column-width="9137*"/>
    </style:style>
    <style:style style:name="Tabelle1.1" style:family="table-row">
      <style:table-row-properties style:row-height="0.0785in" style:keep-together="true" fo:keep-together="auto"/>
    </style:style>
    <style:style style:name="Tabelle1.A1" style:family="table-cell">
      <style:table-cell-properties style:vertical-align="top" fo:padding-left="0.0486in" fo:padding-right="0.0486in" fo:padding-top="0in" fo:padding-bottom="0in" fo:border-left="none" fo:border-right="none" fo:border-top="0.0069in solid #808080" fo:border-bottom="none" style:writing-mode="lr-tb"/>
    </style:style>
    <style:style style:name="Tabelle1.2" style:family="table-row">
      <style:table-row-properties style:min-row-height="0.6174in" style:keep-together="true" fo:keep-together="auto"/>
    </style:style>
    <style:style style:name="Tabelle1.A2" style:family="table-cell">
      <style:table-cell-properties style:vertical-align="top" fo:padding-left="0.0486in" fo:padding-right="0.0486in" fo:padding-top="0in" fo:padding-bottom="0in" fo:border="none" style:writing-mode="lr-tb"/>
    </style:style>
    <style:style style:name="Tabelle2" style:family="table">
      <style:table-properties style:width="6.2986in" fo:margin-left="-0.0486in" table:align="left" style:writing-mode="lr-tb"/>
    </style:style>
    <style:style style:name="Tabelle2.A" style:family="table-column">
      <style:table-column-properties style:column-width="1.1597in"/>
    </style:style>
    <style:style style:name="Tabelle2.B" style:family="table-column">
      <style:table-column-properties style:column-width="1.5139in"/>
    </style:style>
    <style:style style:name="Tabelle2.C" style:family="table-column">
      <style:table-column-properties style:column-width="2.75in"/>
    </style:style>
    <style:style style:name="Tabelle2.D" style:family="table-column">
      <style:table-column-properties style:column-width="0.875in"/>
    </style:style>
    <style:style style:name="Tabelle2.1" style:family="table-row">
      <style:table-row-properties style:row-height="0.0785in" style:keep-together="true" fo:keep-together="auto"/>
    </style:style>
    <style:style style:name="Tabelle2.A1" style:family="table-cell">
      <style:table-cell-properties style:vertical-align="top" fo:padding-left="0.0486in" fo:padding-right="0.0486in" fo:padding-top="0in" fo:padding-bottom="0in" fo:border-left="none" fo:border-right="none" fo:border-top="0.0069in solid #808080" fo:border-bottom="none" style:writing-mode="lr-tb"/>
    </style:style>
    <style:style style:name="Tabelle2.2" style:family="table-row">
      <style:table-row-properties style:min-row-height="0.6174in" style:keep-together="true" fo:keep-together="auto"/>
    </style:style>
    <style:style style:name="Tabelle2.A2" style:family="table-cell">
      <style:table-cell-properties style:vertical-align="top" fo:padding-left="0.0486in" fo:padding-right="0.0486in" fo:padding-top="0in" fo:padding-bottom="0in" fo:border="none" style:writing-mode="lr-tb"/>
    </style:style>
    <style:style style:name="Tabelle3" style:family="table">
      <style:table-properties fo:margin-left="-0.0486in" fo:margin-right="-0.0333in" table:align="margins" style:writing-mode="lr-tb"/>
    </style:style>
    <style:style style:name="Tabelle3.A" style:family="table-column">
      <style:table-column-properties style:rel-column-width="12059*"/>
    </style:style>
    <style:style style:name="Tabelle3.B" style:family="table-column">
      <style:table-column-properties style:rel-column-width="15742*"/>
    </style:style>
    <style:style style:name="Tabelle3.C" style:family="table-column">
      <style:table-column-properties style:rel-column-width="28597*"/>
    </style:style>
    <style:style style:name="Tabelle3.D" style:family="table-column">
      <style:table-column-properties style:rel-column-width="9137*"/>
    </style:style>
    <style:style style:name="Tabelle3.1" style:family="table-row">
      <style:table-row-properties style:row-height="0.0785in" style:keep-together="true" fo:keep-together="auto"/>
    </style:style>
    <style:style style:name="Tabelle3.A1" style:family="table-cell">
      <style:table-cell-properties style:vertical-align="top" fo:padding-left="0.0486in" fo:padding-right="0.0486in" fo:padding-top="0in" fo:padding-bottom="0in" fo:border-left="none" fo:border-right="none" fo:border-top="0.0069in solid #808080" fo:border-bottom="none" style:writing-mode="lr-tb"/>
    </style:style>
    <style:style style:name="Tabelle3.2" style:family="table-row">
      <style:table-row-properties style:min-row-height="0.6174in" style:keep-together="true" fo:keep-together="auto"/>
    </style:style>
    <style:style style:name="Tabelle3.A2" style:family="table-cell">
      <style:table-cell-properties style:vertical-align="top" fo:padding-left="0.0486in" fo:padding-right="0.0486in" fo:padding-top="0in" fo:padding-bottom="0in" fo:border="none" style:writing-mode="lr-tb"/>
    </style:style>
    <style:style style:name="MP1" style:family="paragraph" style:parent-style-name="Header">
      <style:paragraph-properties fo:margin-left="-1.0634in" fo:margin-right="0in" fo:text-indent="0in" style:auto-text-indent="false"/>
      <style:text-properties fo:language="en" fo:country="US"/>
    </style:style>
    <style:style style:name="MP2" style:family="paragraph" style:parent-style-name="Footer">
      <style:paragraph-properties style:snap-to-layout-grid="false"/>
      <style:text-properties fo:language="en" fo:country="US"/>
    </style:style>
    <style:style style:name="MP3" style:family="paragraph" style:parent-style-name="Footer">
      <style:paragraph-properties style:snap-to-layout-grid="false"/>
      <style:text-properties fo:color="#333399" style:font-name="Arial" fo:font-size="8pt" fo:language="en" fo:country="US" style:font-size-asian="8pt" style:font-name-complex="Arial"/>
    </style:style>
    <style:style style:name="MP4" style:family="paragraph" style:parent-style-name="Footer">
      <style:paragraph-properties fo:text-align="end" style:justify-single-word="false" style:snap-to-layout-grid="false"/>
    </style:style>
    <style:style style:name="MP5" style:family="paragraph" style:parent-style-name="Footer">
      <style:text-properties fo:color="#333399" style:font-name="Arial" fo:font-size="8pt" fo:language="en" fo:country="US" style:font-size-asian="8pt" style:font-name-complex="Arial"/>
    </style:style>
    <style:style style:name="MP6" style:family="paragraph" style:parent-style-name="Footer">
      <style:paragraph-properties style:snap-to-layout-grid="false"/>
      <style:text-properties fo:color="#808080" style:font-name="Arial" fo:font-size="8pt" fo:language="en" fo:country="US" style:font-size-asian="8pt" style:font-name-complex="Arial"/>
    </style:style>
    <style:style style:name="MP7" style:family="paragraph" style:parent-style-name="Footer">
      <style:text-properties fo:font-size="8pt" fo:language="en" fo:country="US" style:font-size-asian="8pt"/>
    </style:style>
    <style:style style:name="MP8" style:family="paragraph" style:parent-style-name="Header">
      <style:paragraph-properties fo:margin-left="-1.1028in" fo:margin-right="0in" fo:text-indent="0in" style:auto-text-indent="false"/>
      <style:text-properties fo:language="en" fo:country="US"/>
    </style:style>
    <style:style style:name="MP9" style:family="paragraph" style:parent-style-name="Header">
      <style:paragraph-properties fo:margin-left="0.2189in" fo:margin-right="0in" fo:text-indent="0in" style:auto-text-indent="false"/>
      <style:text-properties fo:language="en" fo:country="US"/>
    </style:style>
    <style:style style:name="MP10" style:family="paragraph" style:parent-style-name="Footer">
      <style:text-properties fo:language="en" fo:country="US"/>
    </style:style>
    <style:style style:name="MP11" style:family="paragraph" style:parent-style-name="Standard">
      <style:text-properties fo:language="en" fo:country="US"/>
    </style:style>
    <style:style style:name="MT1" style:family="text">
      <style:text-properties style:font-name="Arial" fo:font-size="10pt" fo:language="en" fo:country="US" style:font-size-asian="10pt" style:font-name-complex="Arial"/>
    </style:style>
    <style:style style:name="MT2" style:family="text">
      <style:text-properties fo:color="#808080" style:font-name="Arial" fo:font-size="10pt" fo:language="en" fo:country="US" style:font-size-asian="10pt" style:font-name-complex="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0398in" fo:margin-left="1.0634in" fo:margin-right="0.9846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3783in" fo:margin-left="0in" fo:margin-right="0in" fo:margin-bottom="1.3398in" style:dynamic-spacing="true"/>
      </style:header-style>
      <style:footer-style>
        <style:header-footer-properties fo:min-height="0.9453in" fo:margin-left="0in" fo:margin-right="0in" fo:margin-top="0.9063in" style:dynamic-spacing="true"/>
      </style:footer-style>
    </style:page-layout>
    <style:page-layout style:name="Mpm2">
      <style:page-layout-properties fo:page-width="11.6929in" fo:page-height="8.2681in" style:num-format="1" style:print-orientation="landscape" fo:margin-top="0.5311in" fo:margin-bottom="0.1957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svg:height="1.1555in" fo:margin-left="0in" fo:margin-right="0in" fo:margin-top="0.2in" style:dynamic-spacing="fals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2" text:anchor-type="as-char" svg:width="8.5591in" svg:height="0.8035in" draw:z-index="6"><draw:image xlink:href="Pictures/10000000000006760000009BE4110EEB.jpg" xlink:type="simple" xlink:show="embed" xlink:actuate="onLoad"/></draw:frame></text:p>
      </style:header>
      <style:foot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MP2"/>
            </table:table-cell>
            <table:table-cell table:style-name="Tabelle1.A1" office:value-type="string">
              <text:p text:style-name="MP3"/>
            </table:table-cell>
            <table:table-cell table:style-name="Tabelle1.A1" office:value-type="string">
              <text:p text:style-name="MP2"/>
            </table:table-cell>
            <table:table-cell table:style-name="Tabelle1.A1" office:value-type="string">
              <text:p text:style-name="MP4"><text:span text:style-name="Page_20_Number"><text:span text:style-name="MT1"/></text:span></text:p>
            </table:table-cell>
          </table:table-row>
          <table:table-row table:style-name="Tabelle1.2">
            <table:table-cell table:style-name="Tabelle1.A2" office:value-type="string">
              <text:p text:style-name="MP2"/>
            </table:table-cell>
            <table:table-cell table:style-name="Tabelle1.A2" office:value-type="string">
              <text:p text:style-name="MP3">DATUS AG</text:p>
              <text:p text:style-name="MP5">Tempelhofer Str. 4-6</text:p>
              <text:p text:style-name="MP5">52068 Aachen</text:p>
              <text:p text:style-name="MP5">www.datus.com</text:p>
            </table:table-cell>
            <table:table-cell table:style-name="Tabelle1.A2" office:value-type="string">
              <text:p text:style-name="MP6"><text:file-name text:display="name-and-extension">Feature_private_representation_of caller_connected_and_redirecting_party_ids_revision_2.odt</text:file-name></text:p>
            </table:table-cell>
            <table:table-cell table:style-name="Tabelle1.A2" office:value-type="string">
              <text:p text:style-name="MP4"><text:span text:style-name="Page_20_Number"><text:span text:style-name="MT2"><text:page-number text:select-page="current">7</text:page-number></text:span></text:span><text:span text:style-name="Page_20_Number"><text:span text:style-name="MT2"> von </text:span></text:span><text:span text:style-name="Page_20_Number"><text:span text:style-name="MT2"><text:page-count style:num-format="1">7</text:page-count></text:span></text:span></text:p>
            </table:table-cell>
          </table:table-row>
        </table:table>
        <text:p text:style-name="MP7"/>
      </style:footer>
    </style:master-page>
    <style:master-page style:name="First_20_Page" style:display-name="First Page" style:page-layout-name="Mpm1" style:next-style-name="Standard">
      <style:header>
        <text:p text:style-name="MP8"><draw:frame draw:style-name="Mfr2" draw:name="Grafik4" text:anchor-type="as-char" svg:y="-1.7217in" svg:width="8.3543in" svg:height="1.7217in" draw:z-index="0"><draw:image xlink:href="Pictures/1000000000000678000001558A1BB090.jpg" xlink:type="simple" xlink:show="embed" xlink:actuate="onLoad"/></draw:frame></text:p>
      </style:header>
      <style:footer>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MP2"/>
            </table:table-cell>
            <table:table-cell table:style-name="Tabelle2.A1" office:value-type="string">
              <text:p text:style-name="MP3"/>
            </table:table-cell>
            <table:table-cell table:style-name="Tabelle2.A1" office:value-type="string">
              <text:p text:style-name="MP2"/>
            </table:table-cell>
            <table:table-cell table:style-name="Tabelle2.A1" office:value-type="string">
              <text:p text:style-name="MP4"><text:span text:style-name="Page_20_Number"><text:span text:style-name="MT1"/></text:span></text:p>
            </table:table-cell>
          </table:table-row>
          <table:table-row table:style-name="Tabelle2.2">
            <table:table-cell table:style-name="Tabelle2.A2" office:value-type="string">
              <text:p text:style-name="MP2"/>
            </table:table-cell>
            <table:table-cell table:style-name="Tabelle2.A2" office:value-type="string">
              <text:p text:style-name="MP3">DATUS AG</text:p>
              <text:p text:style-name="MP5">Tempelhofer Str. 4-6</text:p>
              <text:p text:style-name="MP5">52068 Aachen</text:p>
              <text:p text:style-name="MP5">www.datus.com</text:p>
            </table:table-cell>
            <table:table-cell table:style-name="Tabelle2.A2" office:value-type="string">
              <text:p text:style-name="MP6"><text:file-name text:display="name-and-extension">Feature_private_representation_of caller_connected_and_redirecting_party_ids_revision_2.odt</text:file-name></text:p>
            </table:table-cell>
            <table:table-cell table:style-name="Tabelle2.A2" office:value-type="string">
              <text:p text:style-name="MP4"><text:span text:style-name="Page_20_Number"><text:span text:style-name="MT2"><text:page-number text:select-page="current">7</text:page-number></text:span></text:span><text:span text:style-name="Page_20_Number"><text:span text:style-name="MT2"> von </text:span></text:span><text:span text:style-name="Page_20_Number"><text:span text:style-name="MT2"><text:page-count style:num-format="1">7</text:page-count></text:span></text:span></text:p>
            </table:table-cell>
          </table:table-row>
        </table:table>
        <text:p text:style-name="MP7"/>
      </style:footer>
    </style:master-page>
    <style:master-page style:name="Landscape" style:page-layout-name="Mpm2" style:next-style-name="Standard">
      <style:header>
        <text:p text:style-name="MP9"/>
      </style:header>
      <style:footer>
        <text:p text:style-name="MP10"/>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MP2"/>
            </table:table-cell>
            <table:table-cell table:style-name="Tabelle3.A1" office:value-type="string">
              <text:p text:style-name="MP3"/>
            </table:table-cell>
            <table:table-cell table:style-name="Tabelle3.A1" office:value-type="string">
              <text:p text:style-name="MP2"/>
            </table:table-cell>
            <table:table-cell table:style-name="Tabelle3.A1" office:value-type="string">
              <text:p text:style-name="MP4"><text:span text:style-name="Page_20_Number"><text:span text:style-name="MT1"/></text:span></text:p>
            </table:table-cell>
          </table:table-row>
          <table:table-row table:style-name="Tabelle3.2">
            <table:table-cell table:style-name="Tabelle3.A2" office:value-type="string">
              <text:p text:style-name="MP2"/>
            </table:table-cell>
            <table:table-cell table:style-name="Tabelle3.A2" office:value-type="string">
              <text:p text:style-name="MP3">DATUS AG</text:p>
              <text:p text:style-name="MP5">Tempelhofer Str. 4-6</text:p>
              <text:p text:style-name="MP5">52068 Aachen</text:p>
              <text:p text:style-name="MP5">www.datus.com</text:p>
            </table:table-cell>
            <table:table-cell table:style-name="Tabelle3.A2" office:value-type="string">
              <text:p text:style-name="MP6"><text:file-name text:display="name-and-extension">Feature_private_representation_of caller_connected_and_redirecting_party_ids_revision_2.odt</text:file-name></text:p>
            </table:table-cell>
            <table:table-cell table:style-name="Tabelle3.A2" office:value-type="string">
              <text:p text:style-name="MP4"><text:span text:style-name="Page_20_Number"><text:span text:style-name="MT2"><text:page-number text:select-page="current">7</text:page-number></text:span></text:span><text:span text:style-name="Page_20_Number"><text:span text:style-name="MT2"> von </text:span></text:span><text:span text:style-name="Page_20_Number"><text:span text:style-name="MT2"><text:page-count style:num-format="1">7</text:page-count></text:span></text:span></text:p>
            </table:table-cell>
          </table:table-row>
        </table:table>
        <text:p text:style-name="MP11"/>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creation-date>2011-05-09T16:42:56.25</meta:creation-date>
    <meta:editing-cycles>945</meta:editing-cycles>
    <meta:editing-duration>P21DT16H25M25S</meta:editing-duration>
    <meta:generator>OpenOffice.org/3.3$Win32 OpenOffice.org_project/330m20$Build-9567</meta:generator>
    <dc:date>2012-08-09T17:40:05.50</dc:date>
    <dc:creator>Thomas Arimont</dc:creator>
    <meta:printed-by>Thomas Arimont</meta:printed-by>
    <meta:print-date>2012-07-06T10:49:58.71</meta:print-date>
    <meta:document-statistic meta:table-count="3" meta:image-count="2" meta:object-count="0" meta:page-count="7" meta:paragraph-count="196" meta:word-count="1639" meta:character-count="12464"/>
    <meta:user-defined meta:name="Info 1"/>
    <meta:user-defined meta:name="Info 2"/>
    <meta:user-defined meta:name="Info 3"/>
    <meta:user-defined meta:name="Info 4"/>
  </office:meta>
</office:document-meta>
</file>